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1.7739583333333cm"/>
    </style:style>
    <style:style style:name="co2" style:family="table-column">
      <style:table-column-properties fo:break-before="auto" style:column-width="9.81604166666667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2" table:number-rows-spanned="1" table:style-name="ce8">
            <text:p>Verify visible icon of Password field on Registration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5. Verify that there is "visible" icon on password<text:s/></text:p>
            <text:p>field</text:p>
          </table:table-cell>
          <table:table-cell office:value-type="string" table:style-name="ce4">
            <text:p>There is "visible" icon on password<text:s/></text:p>
            <text:p>fiel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random text in password field</text:p>
          </table:table-cell>
          <table:table-cell office:value-type="string" table:style-name="ce4">
            <text:p>Visible icon is set to hide by default, password is <text:s/>represented with bullet sign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visible icon</text:p>
          </table:table-cell>
          <table:table-cell office:value-type="string" table:style-name="ce3">
            <text:p>Password text is visible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48:22Z</meta:creation-date>
    <dc:date>2022-07-01T08:48:07Z</dc:date>
  </office:meta>
</office:document-meta>
</file>